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style:font-name="Segoe UI Symbol" style:font-name-complex="Segoe UI Symbol"/>
    </style:style>
    <style:style style:name="T7" style:parent-style-name="DefaultParagraphFont" style:family="text">
      <style:text-properties style:font-name="Segoe UI Symbol" style:font-name-complex="Segoe UI Symbol"/>
    </style:style>
    <style:style style:name="T8" style:parent-style-name="DefaultParagraphFont" style:family="text">
      <style:text-properties style:font-name="Segoe UI Symbol" style:font-name-complex="Segoe UI Symbol"/>
    </style:style>
    <style:style style:name="T9" style:parent-style-name="DefaultParagraphFont" style:family="text">
      <style:text-properties style:font-name="Segoe UI Symbol" style:font-name-complex="Segoe UI Symbol"/>
    </style:style>
    <style:style style:name="T10" style:parent-style-name="DefaultParagraphFont" style:family="text">
      <style:text-properties style:font-name="Segoe UI Symbol" style:font-name-complex="Segoe UI Symbol"/>
    </style:style>
    <style:style style:name="T11" style:parent-style-name="DefaultParagraphFont" style:family="text">
      <style:text-properties style:font-name="Segoe UI Symbol" style:font-name-complex="Segoe UI Symbol"/>
    </style:style>
    <style:style style:name="T12" style:parent-style-name="DefaultParagraphFont" style:family="text">
      <style:text-properties style:font-name="Segoe UI Symbol" style:font-name-complex="Segoe UI Symbol"/>
    </style:style>
    <style:style style:name="T13" style:parent-style-name="DefaultParagraphFont" style:family="text">
      <style:text-properties style:font-name="Segoe UI Symbol" style:font-name-complex="Segoe UI Symbol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style:font-name="Segoe UI Symbol" style:font-name-complex="Segoe UI Symbol"/>
    </style:style>
    <style:style style:name="T19" style:parent-style-name="DefaultParagraphFont" style:family="text">
      <style:text-properties style:font-name="Segoe UI Symbol" style:font-name-complex="Segoe UI Symbol"/>
    </style:style>
    <style:style style:name="T20" style:parent-style-name="DefaultParagraphFont" style:family="text">
      <style:text-properties style:font-name="Segoe UI Symbol" style:font-name-complex="Segoe UI Symbol"/>
    </style:style>
    <style:style style:name="T2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list-style-name="LFO1" style:family="paragraph"/>
    <style:style style:name="P25" style:parent-style-name="Normal" style:list-style-name="LFO1" style:family="paragraph"/>
    <style:style style:name="P26" style:parent-style-name="Normal" style:list-style-name="LFO1" style:family="paragraph"/>
    <style:style style:name="P27" style:parent-style-name="Normal" style:list-style-name="LFO1" style:family="paragraph"/>
    <style:style style:name="P28" style:parent-style-name="Normal" style:list-style-name="LFO2" style:family="paragraph"/>
    <style:style style:name="P29" style:parent-style-name="Normal" style:list-style-name="LFO2" style:family="paragraph"/>
    <style:style style:name="P30" style:parent-style-name="Normal" style:list-style-name="LFO2" style:family="paragraph"/>
    <style:style style:name="P31" style:parent-style-name="Normal" style:list-style-name="LFO2" style:family="paragraph"/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T3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style:font-name="Segoe UI Symbol" style:font-name-complex="Segoe UI Symbol"/>
    </style:style>
    <style:style style:name="T38" style:parent-style-name="DefaultParagraphFont" style:family="text">
      <style:text-properties style:font-name="Segoe UI Symbol" style:font-name-complex="Segoe UI Symbol"/>
    </style:style>
    <style:style style:name="T39" style:parent-style-name="DefaultParagraphFont" style:family="text">
      <style:text-properties style:font-name="Segoe UI Symbol" style:font-name-complex="Segoe UI Symbol"/>
    </style:style>
    <style:style style:name="T40" style:parent-style-name="DefaultParagraphFont" style:family="text">
      <style:text-properties style:font-name="Segoe UI Symbol" style:font-name-complex="Segoe UI Symbol"/>
    </style:style>
    <style:style style:name="T4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T44" style:parent-style-name="DefaultParagraphFont" style:family="text">
      <style:text-properties style:font-name="Segoe UI Symbol" style:font-name-complex="Segoe UI Symbol"/>
    </style:style>
    <style:style style:name="T45" style:parent-style-name="DefaultParagraphFont" style:family="text">
      <style:text-properties style:font-name="Segoe UI Symbol" style:font-name-complex="Segoe UI Symbol"/>
    </style:style>
    <style:style style:name="T46" style:parent-style-name="DefaultParagraphFont" style:family="text">
      <style:text-properties style:font-name="Segoe UI Symbol" style:font-name-complex="Segoe UI Symbol"/>
    </style:style>
    <style:style style:name="T47" style:parent-style-name="DefaultParagraphFont" style:family="text">
      <style:text-properties style:font-name="Segoe UI Symbol" style:font-name-complex="Segoe UI Symbol"/>
    </style:style>
    <style:style style:name="T48" style:parent-style-name="DefaultParagraphFont" style:family="text">
      <style:text-properties style:font-name="Segoe UI Symbol" style:font-name-complex="Segoe UI Symbol"/>
    </style:style>
    <style:style style:name="T49" style:parent-style-name="DefaultParagraphFont" style:family="text">
      <style:text-properties style:font-name="Segoe UI Symbol" style:font-name-complex="Segoe UI Symbol"/>
    </style:style>
    <style:style style:name="T50" style:parent-style-name="DefaultParagraphFont" style:family="text">
      <style:text-properties style:font-name="Segoe UI Symbol" style:font-name-complex="Segoe UI Symbol"/>
    </style:style>
    <style:style style:name="T51" style:parent-style-name="DefaultParagraphFont" style:family="text">
      <style:text-properties style:font-name="Segoe UI Symbol" style:font-name-complex="Segoe UI Symbol"/>
    </style:style>
    <style:style style:name="T5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3" style:family="paragraph"/>
    <style:style style:name="P55" style:parent-style-name="Normal" style:list-style-name="LFO3" style:family="paragraph"/>
    <style:style style:name="P56" style:parent-style-name="Normal" style:list-style-name="LFO3" style:family="paragraph"/>
    <style:style style:name="P57" style:parent-style-name="Normal" style:list-style-name="LFO3" style:family="paragraph"/>
    <style:style style:name="T5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style:font-name="Segoe UI Symbol" style:font-name-complex="Segoe UI Symbol"/>
    </style:style>
    <style:style style:name="T61" style:parent-style-name="DefaultParagraphFont" style:family="text">
      <style:text-properties style:font-name="Segoe UI Symbol" style:font-name-complex="Segoe UI Symbol"/>
    </style:style>
    <style:style style:name="T62" style:parent-style-name="DefaultParagraphFont" style:family="text">
      <style:text-properties style:font-name="Segoe UI Symbol" style:font-name-complex="Segoe UI Symbol"/>
    </style:style>
    <style:style style:name="T63" style:parent-style-name="DefaultParagraphFont" style:family="text">
      <style:text-properties style:font-name="Segoe UI Symbol" style:font-name-complex="Segoe UI Symbol"/>
    </style:style>
    <style:style style:name="T64" style:parent-style-name="DefaultParagraphFont" style:family="text">
      <style:text-properties style:font-name="Segoe UI Symbol" style:font-name-complex="Segoe UI Symbol"/>
    </style:style>
    <style:style style:name="T6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4" style:family="paragraph"/>
    <style:style style:name="P68" style:parent-style-name="Normal" style:list-style-name="LFO4" style:family="paragraph"/>
    <style:style style:name="P69" style:parent-style-name="Normal" style:list-style-name="LFO4" style:family="paragraph"/>
    <style:style style:name="P70" style:parent-style-name="Normal" style:list-style-name="LFO4" style:family="paragraph"/>
    <style:style style:name="T7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Normal" style:list-style-name="LFO5" style:family="paragraph"/>
    <style:style style:name="P74" style:parent-style-name="Normal" style:list-style-name="LFO5" style:family="paragraph"/>
    <style:style style:name="T7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6" style:family="paragraph"/>
    <style:style style:name="P78" style:parent-style-name="Normal" style:list-style-name="LFO6" style:family="paragraph"/>
    <style:style style:name="P79" style:parent-style-name="Normal" style:list-style-name="LFO6" style:family="paragraph"/>
    <style:style style:name="P80" style:parent-style-name="Normal" style:list-style-name="LFO6" style:family="paragraph"/>
    <style:style style:name="P81" style:parent-style-name="Normal" style:list-style-name="LFO6" style:family="paragraph"/>
    <style:style style:name="T8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ableColumn85" style:family="table-column">
      <style:table-column-properties style:column-width="1.502in"/>
    </style:style>
    <style:style style:name="TableColumn86" style:family="table-column">
      <style:table-column-properties style:column-width="2.8006in"/>
    </style:style>
    <style:style style:name="Table84" style:family="table">
      <style:table-properties style:width="4.3027in" fo:margin-left="0in" table:align="left"/>
    </style:style>
    <style:style style:name="TableRow87" style:family="table-row">
      <style:table-row-properties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TableRow92" style:family="table-row">
      <style:table-row-properties/>
    </style:style>
    <style:style style:name="TableCell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6" style:family="table-row">
      <style:table-row-properties/>
    </style:style>
    <style:style style:name="TableCell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ableCell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4" style:family="table-row">
      <style:table-row-properties/>
    </style:style>
    <style:style style:name="TableCell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ableCell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8" style:family="table-row">
      <style:table-row-properties/>
    </style:style>
    <style:style style:name="TableCell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TableCell1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2" style:family="table-row">
      <style:table-row-properties/>
    </style:style>
    <style:style style:name="TableCell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ableCell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6" style:family="table-row">
      <style:table-row-properties/>
    </style:style>
    <style:style style:name="TableCell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TableCell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0" style:family="table-row">
      <style:table-row-properties/>
    </style:style>
    <style:style style:name="TableCell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ableCell1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126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P128" style:parent-style-name="Normal" style:list-style-name="LFO7" style:family="paragraph"/>
    <style:style style:name="P129" style:parent-style-name="Normal" style:list-style-name="LFO7" style:family="paragraph"/>
    <style:style style:name="P130" style:parent-style-name="Normal" style:list-style-name="LFO7" style:family="paragraph"/>
    <style:style style:name="P131" style:parent-style-name="Normal" style:list-style-name="LFO7" style:family="paragraph"/>
    <style:style style:name="P132" style:parent-style-name="Normal" style:list-style-name="LFO7" style:family="paragraph"/>
    <style:style style:name="T133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P135" style:parent-style-name="Normal" style:list-style-name="LFO8" style:family="paragraph"/>
    <style:style style:name="P136" style:parent-style-name="Normal" style:list-style-name="LFO8" style:family="paragraph"/>
    <style:style style:name="P137" style:parent-style-name="Normal" style:list-style-name="LFO8" style:family="paragraph"/>
    <style:style style:name="P138" style:parent-style-name="Normal" style:list-style-name="LFO8" style:family="paragraph"/>
    <style:style style:name="P139" style:parent-style-name="Normal" style:list-style-name="LFO8" style:family="paragraph"/>
    <style:style style:name="P140" style:parent-style-name="Normal" style:list-style-name="LFO8" style:family="paragraph"/>
    <style:style style:name="T141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42" style:parent-style-name="DefaultParagraphFont" style:family="text">
      <style:text-properties fo:font-weight="bold" style:font-weight-asian="bold" style:font-weight-complex="bold"/>
    </style:style>
    <style:style style:name="P143" style:parent-style-name="Normal" style:list-style-name="LFO9" style:family="paragraph"/>
    <style:style style:name="P144" style:parent-style-name="Normal" style:list-style-name="LFO9" style:family="paragraph"/>
    <style:style style:name="P145" style:parent-style-name="Normal" style:list-style-name="LFO9" style:family="paragraph"/>
    <style:style style:name="P146" style:parent-style-name="Normal" style:list-style-name="LFO9" style:family="paragraph"/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HOW AI CODE EDITORS WORK (100% REAL ARCHITECTURE)</text:p>
      <text:p text:style-name="Normal">AI editors look magical — but they are ALL built from<text:s/><text:span text:style-name="T2">5 core components</text:span>:</text:p>
      <text:p text:style-name="Normal"><draw:custom-shape svg:x="0in" svg:y="0in" svg:width="45.51042in" svg:height="0.00139in" draw:z-index="0" draw:id="id0" draw:style-name="a0" draw:name="Horizontal Line 7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">⭐</text:span><text:span text:style-name="T4"><text:s/>1. Monaco Editor (VS Code in the browser)</text:span></text:p>
      <text:p text:style-name="Normal">Every AI tool uses<text:s/><text:span text:style-name="T5">Monaco Editor</text:span>, which is the engine of Visual Studio Code.</text:p>
      <text:p text:style-name="Normal"><text:span text:style-name="T6">✔</text:span><text:s/>Used by: Bolt, Lovable, Cursor, Replit, Stackblitz<text:line-break/><text:span text:style-name="T7">✔</text:span><text:s/>Runs directly in browser<text:line-break/><text:span text:style-name="T8">✔</text:span><text:s/>Supports 100+ languages<text:line-break/><text:span text:style-name="T9">✔</text:span><text:s/>Syntax highlight<text:line-break/><text:span text:style-name="T10">✔</text:span><text:s/>Auto-complete<text:line-break/><text:span text:style-name="T11">✔</text:span><text:s/>Tabs &amp; multi-file support<text:line-break/><text:span text:style-name="T12">✔</text:span><text:s/>Git diff support<text:line-break/><text:span text:style-name="T13">✔</text:span><text:s/>Perfect for AI patches</text:p>
      <text:p text:style-name="P14">Why Monaco?</text:p>
      <text:p text:style-name="Normal">It gives<text:s/><text:span text:style-name="T15">full VS Code experience</text:span><text:s/>inside your web app.</text:p>
      <text:p text:style-name="Normal"><draw:custom-shape svg:x="0in" svg:y="0in" svg:width="45.51042in" svg:height="0.00139in" draw:z-index="0" draw:id="id1" draw:style-name="a1" draw:name="Horizontal Line 7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">⭐</text:span><text:span text:style-name="T17"><text:s/>2. Virtual File System (VFS) in Browser</text:span></text:p>
      <text:p text:style-name="Normal">AI tools load your entire project into memory inside the browser:</text:p>
      <text:p text:style-name="Normal">{</text:p>
      <text:p text:style-name="Normal"><text:s text:c="2"/>"src/App.js": "...",</text:p>
      <text:p text:style-name="Normal"><text:s text:c="2"/>"src/index.js": "...",</text:p>
      <text:p text:style-name="Normal"><text:s text:c="2"/>"package.json": "...",</text:p>
      <text:p text:style-name="Normal">}</text:p>
      <text:p text:style-name="Normal"><text:span text:style-name="T18">✔</text:span><text:s/>Fast<text:line-break/><text:span text:style-name="T19">✔</text:span><text:s/>Reduces server load<text:line-break/><text:span text:style-name="T20">✔</text:span><text:s/>Instant updates in editor</text:p>
      <text:p text:style-name="Normal">Then they sync back changes to backend storage.</text:p>
      <text:p text:style-name="Normal"><draw:custom-shape svg:x="0in" svg:y="0in" svg:width="45.51042in" svg:height="0.00139in" draw:z-index="0" draw:id="id2" draw:style-name="a2" draw:name="Horizontal Line 75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21">⭐</text:span><text:span text:style-name="T22"><text:s/>3. AI Patch / Diff Editing System</text:span></text:p>
      <text:p text:style-name="Normal">This is the<text:s/><text:span text:style-name="T23">heart</text:span><text:s/>of all AI coding tools.</text:p>
      <text:p text:style-name="Normal">When user asks AI:</text:p>
      <text:list text:style-name="LFO1" text:continue-numbering="true">
        <text:list-item>
          <text:p text:style-name="P24">Fix code</text:p>
        </text:list-item>
        <text:list-item>
          <text:p text:style-name="P25">Generate feature</text:p>
        </text:list-item>
        <text:list-item>
          <text:p text:style-name="P26">Debug</text:p>
        </text:list-item>
        <text:list-item>
          <text:p text:style-name="P27">Refactor project</text:p>
        </text:list-item>
      </text:list>
      <text:p text:style-name="Normal">The tool sends:</text:p>
      <text:list text:style-name="LFO2" text:continue-numbering="true">
        <text:list-item>
          <text:p text:style-name="P28">File code</text:p>
        </text:list-item>
        <text:list-item>
          <text:p text:style-name="P29">Folder structure</text:p>
        </text:list-item>
        <text:list-item>
          <text:p text:style-name="P30">All open files</text:p>
        </text:list-item>
        <text:list-item>
          <text:p text:style-name="P31">User prompt</text:p>
        </text:list-item>
      </text:list>
      <text:p text:style-name="Normal">to the AI model (Claude/GPT).</text:p>
      <text:p text:style-name="P32">AI returns a diff/patch:</text:p>
      <text:p text:style-name="Normal">--- src/App.js</text:p>
      <text:p text:style-name="Normal">+++ src/App.js</text:p>
      <text:p text:style-name="Normal">@@ -10,3 +10,7 @@</text:p>
      <text:p text:style-name="Normal"/>
      <text:p text:style-name="Normal">+function greet(name) {</text:p>
      <text:p text:style-name="Normal">+ <text:s/>return `Hello ${name}`;</text:p>
      <text:p text:style-name="Normal">+}</text:p>
      <text:p text:style-name="Normal">+</text:p>
      <text:p text:style-name="Normal">export default greet;</text:p>
      <text:p text:style-name="P33">Monaco applies this patch automatically.</text:p>
      <text:p text:style-name="Normal">This gives the illusion of AI “directly editing” your code.</text:p>
      <text:p text:style-name="Normal"><draw:custom-shape svg:x="0in" svg:y="0in" svg:width="45.51042in" svg:height="0.00139in" draw:z-index="0" draw:id="id3" draw:style-name="a3" draw:name="Horizontal Line 76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34">⭐</text:span><text:span text:style-name="T35"><text:s/>4. Code Execution in Sandbox Containers</text:span></text:p>
      <text:p text:style-name="Normal">AI tools DO NOT run code in the browser.<text:line-break/>Instead they run user code on servers, inside<text:s/><text:span text:style-name="T36">isolated containers</text:span>:</text:p>
      <text:p text:style-name="Normal"><text:span text:style-name="T37">✔</text:span><text:s/>Docker<text:line-break/><text:span text:style-name="T38">✔</text:span><text:s/>Firecracker microVM<text:line-break/><text:span text:style-name="T39">✔</text:span><text:s/>Node/Python/Java runtimes<text:line-break/><text:span text:style-name="T40">✔</text:span><text:s/>Memory &amp; timeout limits</text:p>
      <text:p text:style-name="Normal">Flow:</text:p>
      <text:p text:style-name="Normal">Button: Run →</text:p>
      <text:p text:style-name="Normal">Backend → Spawn sandbox →</text:p>
      <text:p text:style-name="Normal">Mount project files →</text:p>
      <text:p text:style-name="Normal">Execute →</text:p>
      <text:p text:style-name="Normal">Return output/logs →</text:p>
      <text:p text:style-name="Normal">Display in editor terminal</text:p>
      <text:p text:style-name="Normal">This is how Lovable, Replit, Bolt run user code safely.</text:p>
      <text:p text:style-name="Normal"><draw:custom-shape svg:x="0in" svg:y="0in" svg:width="45.51042in" svg:height="0.00139in" draw:z-index="0" draw:id="id4" draw:style-name="a4" draw:name="Horizontal Line 7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1">⭐</text:span><text:span text:style-name="T42"><text:s/>5. Backend for Storage + AI + Sandbox</text:span></text:p>
      <text:p text:style-name="Normal">Every AI tool has a backend (Node, Go, Python or Java):</text:p>
      <text:p text:style-name="P43">Backend handles:</text:p>
      <text:p text:style-name="Normal"><text:span text:style-name="T44">✔</text:span><text:s/>AI requests to Claude/GPT<text:line-break/><text:span text:style-name="T45">✔</text:span><text:s/>Applying patches<text:line-break/><text:span text:style-name="T46">✔</text:span><text:s/>File read/write<text:line-break/><text:span text:style-name="T47">✔</text:span><text:s/>Sandbox execution<text:line-break/><text:span text:style-name="T48">✔</text:span><text:s/>User login<text:line-break/><text:span text:style-name="T49">✔</text:span><text:s/>Project save/load<text:line-break/><text:span text:style-name="T50">✔</text:span><text:s/>Token/plan limits<text:line-break/><text:span text:style-name="T51">✔</text:span><text:s/>Logging activities</text:p>
      <text:p text:style-name="Normal"><draw:custom-shape svg:x="0in" svg:y="0in" svg:width="45.51042in" svg:height="0.00139in" draw:z-index="0" draw:id="id5" draw:style-name="a5" draw:name="Horizontal Line 78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52">⭐</text:span><text:span text:style-name="T53"><text:s/>6. Token / Credit System (Like Bolt)</text:span></text:p>
      <text:p text:style-name="Normal">This is to prevent unlimited usage.</text:p>
      <text:list text:style-name="LFO3" text:continue-numbering="true">
        <text:list-item>
          <text:p text:style-name="P54">Each AI request costs X credits</text:p>
        </text:list-item>
        <text:list-item>
          <text:p text:style-name="P55">User has credit balance</text:p>
        </text:list-item>
        <text:list-item>
          <text:p text:style-name="P56">Backend deducts credits</text:p>
        </text:list-item>
        <text:list-item>
          <text:p text:style-name="P57">If 0 → ask to buy plan</text:p>
        </text:list-item>
      </text:list>
      <text:p text:style-name="Normal">All AI tools use virtual tokens, NOT Claude tokens.</text:p>
      <text:p text:style-name="Normal"><draw:custom-shape svg:x="0in" svg:y="0in" svg:width="45.51042in" svg:height="0.00139in" draw:z-index="0" draw:id="id6" draw:style-name="a6" draw:name="Horizontal Line 7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8">⭐</text:span><text:span text:style-name="T59"><text:s/>7. Version Control (Mini Internal Git)</text:span></text:p>
      <text:p text:style-name="Normal">Every AI tool secretly uses a Git-like system:</text:p>
      <text:p text:style-name="Normal"><text:span text:style-name="T60">✔</text:span><text:s/>Store file versions<text:line-break/><text:span text:style-name="T61">✔</text:span><text:s/>Undo/redo<text:line-break/><text:span text:style-name="T62">✔</text:span><text:s/>Compare changes<text:line-break/><text:span text:style-name="T63">✔</text:span><text:s/>Show diffs<text:line-break/><text:span text:style-name="T64">✔</text:span><text:s/>Save checkpoints</text:p>
      <text:p text:style-name="Normal">Bolt and Lovable both use internal commits.</text:p>
      <text:p text:style-name="Normal"><draw:custom-shape svg:x="0in" svg:y="0in" svg:width="45.51042in" svg:height="0.00139in" draw:z-index="0" draw:id="id7" draw:style-name="a7" draw:name="Horizontal Line 8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5">⭐</text:span><text:span text:style-name="T66"><text:s/>8. Live Preview (iframe + bundler)</text:span></text:p>
      <text:p text:style-name="Normal">For React/JS projects:</text:p>
      <text:list text:style-name="LFO4" text:continue-numbering="true">
        <text:list-item>
          <text:p text:style-name="P67">Code processed by esbuild/Vite/Parcel</text:p>
        </text:list-item>
        <text:list-item>
          <text:p text:style-name="P68">Output is sent to an iframe</text:p>
        </text:list-item>
        <text:list-item>
          <text:p text:style-name="P69">Hot reload via WebSocket</text:p>
        </text:list-item>
        <text:list-item>
          <text:p text:style-name="P70">Instant UI update</text:p>
        </text:list-item>
      </text:list>
      <text:p text:style-name="Normal">Stackblitz started this model; now all AI tools use it.</text:p>
      <text:p text:style-name="Normal"><draw:custom-shape svg:x="0in" svg:y="0in" svg:width="45.51042in" svg:height="0.00139in" draw:z-index="0" draw:id="id8" draw:style-name="a8" draw:name="Horizontal Line 8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1">⭐</text:span><text:span text:style-name="T72"><text:s/>9. Project Export (ZIP)</text:span></text:p>
      <text:soft-page-break/>
      <text:p text:style-name="Normal">When user clicks "Download Project":</text:p>
      <text:list text:style-name="LFO5" text:continue-numbering="true">
        <text:list-item>
          <text:p text:style-name="P73">Backend zips project files</text:p>
        </text:list-item>
        <text:list-item>
          <text:p text:style-name="P74">Sends as download</text:p>
        </text:list-item>
      </text:list>
      <text:p text:style-name="Normal">Simple but essential.</text:p>
      <text:p text:style-name="Normal"><draw:custom-shape svg:x="0in" svg:y="0in" svg:width="45.51042in" svg:height="0.00139in" draw:z-index="0" draw:id="id9" draw:style-name="a9" draw:name="Horizontal Line 8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5">⭐</text:span><text:span text:style-name="T76"><text:s/>10. Multi-File AI Context Manager</text:span></text:p>
      <text:p text:style-name="Normal">AI needs the context of multiple files.</text:p>
      <text:p text:style-name="Normal">Tools send:</text:p>
      <text:list text:style-name="LFO6" text:continue-numbering="true">
        <text:list-item>
          <text:p text:style-name="P77">Folder tree</text:p>
        </text:list-item>
        <text:list-item>
          <text:p text:style-name="P78">All related files</text:p>
        </text:list-item>
        <text:list-item>
          <text:p text:style-name="P79">Current file</text:p>
        </text:list-item>
        <text:list-item>
          <text:p text:style-name="P80">Errors</text:p>
        </text:list-item>
        <text:list-item>
          <text:p text:style-name="P81">Tasks needed</text:p>
        </text:list-item>
      </text:list>
      <text:p text:style-name="Normal">This lets Claude/GPT make multi-file changes.</text:p>
      <text:p text:style-name="Normal"><draw:custom-shape svg:x="0in" svg:y="0in" svg:width="45.51042in" svg:height="0.00139in" draw:z-index="0" draw:id="id10" draw:style-name="a10" draw:name="Horizontal Line 8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2">🧩</text:span><text:span text:style-name="T83"><text:s/>SUMMARY: How AI Code Editors Work (Same in All Tools)</text:span></text:p>
      <table:table table:style-name="Table84">
        <table:table-columns>
          <table:table-column table:style-name="TableColumn85"/>
          <table:table-column table:style-name="TableColumn86"/>
        </table:table-columns>
        <table:table-header-rows>
          <table:table-row table:style-name="TableRow87">
            <table:table-cell table:style-name="TableCell88">
              <text:p text:style-name="P89">Component</text:p>
            </table:table-cell>
            <table:table-cell table:style-name="TableCell90">
              <text:p text:style-name="P91">Purpose</text:p>
            </table:table-cell>
          </table:table-row>
        </table:table-header-rows>
        <table:table-row table:style-name="TableRow92">
          <table:table-cell table:style-name="TableCell93">
            <text:p text:style-name="Normal"><text:span text:style-name="T94">Monaco Editor</text:span></text:p>
          </table:table-cell>
          <table:table-cell table:style-name="TableCell95">
            <text:p text:style-name="Normal">Main editor UI (VS Code in browser)</text:p>
          </table:table-cell>
        </table:table-row>
        <table:table-row table:style-name="TableRow96">
          <table:table-cell table:style-name="TableCell97">
            <text:p text:style-name="Normal"><text:span text:style-name="T98">Virtual File System</text:span></text:p>
          </table:table-cell>
          <table:table-cell table:style-name="TableCell99">
            <text:p text:style-name="Normal">Stores files in browser</text:p>
          </table:table-cell>
        </table:table-row>
        <table:table-row table:style-name="TableRow100">
          <table:table-cell table:style-name="TableCell101">
            <text:p text:style-name="Normal"><text:span text:style-name="T102">AI Patch System</text:span></text:p>
          </table:table-cell>
          <table:table-cell table:style-name="TableCell103">
            <text:p text:style-name="Normal">Claude/GPT sends unified diff patches</text:p>
          </table:table-cell>
        </table:table-row>
        <table:table-row table:style-name="TableRow104">
          <table:table-cell table:style-name="TableCell105">
            <text:p text:style-name="Normal"><text:span text:style-name="T106">Sandbox Container</text:span></text:p>
          </table:table-cell>
          <table:table-cell table:style-name="TableCell107">
            <text:p text:style-name="Normal">Safe code execution</text:p>
          </table:table-cell>
        </table:table-row>
        <table:table-row table:style-name="TableRow108">
          <table:table-cell table:style-name="TableCell109">
            <text:p text:style-name="Normal"><text:span text:style-name="T110">Backend APIs</text:span></text:p>
          </table:table-cell>
          <table:table-cell table:style-name="TableCell111">
            <text:p text:style-name="Normal">AI calls, file saving, token control</text:p>
          </table:table-cell>
        </table:table-row>
        <table:table-row table:style-name="TableRow112">
          <table:table-cell table:style-name="TableCell113">
            <text:p text:style-name="Normal"><text:span text:style-name="T114">Virtual Credits</text:span></text:p>
          </table:table-cell>
          <table:table-cell table:style-name="TableCell115">
            <text:p text:style-name="Normal">Limits usage, allows pricing</text:p>
          </table:table-cell>
        </table:table-row>
        <table:table-row table:style-name="TableRow116">
          <table:table-cell table:style-name="TableCell117">
            <text:p text:style-name="Normal"><text:span text:style-name="T118">Mini Git Engine</text:span></text:p>
          </table:table-cell>
          <table:table-cell table:style-name="TableCell119">
            <text:p text:style-name="Normal">Version history, undo/redo</text:p>
          </table:table-cell>
        </table:table-row>
        <text:soft-page-break/>
        <table:table-row table:style-name="TableRow120">
          <table:table-cell table:style-name="TableCell121">
            <text:p text:style-name="Normal"><text:span text:style-name="T122">Live Preview</text:span></text:p>
          </table:table-cell>
          <table:table-cell table:style-name="TableCell123">
            <text:p text:style-name="Normal">Shows frontend output instantly</text:p>
          </table:table-cell>
        </table:table-row>
      </table:table>
      <text:p text:style-name="Normal">ALL tools use EXACTLY this architecture.</text:p>
      <text:p text:style-name="Normal"><draw:custom-shape svg:x="0in" svg:y="0in" svg:width="45.51042in" svg:height="0.00139in" draw:z-index="0" draw:id="id11" draw:style-name="a11" draw:name="Horizontal Line 8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4">❤️</text:span><text:span text:style-name="T125"><text:s/>YES, you can integrate this in YOUR application</text:span></text:p>
      <text:p text:style-name="Normal">You can add the same editor to your app with:</text:p>
      <text:p text:style-name="Normal"><text:span text:style-name="T126">✔</text:span><text:span text:style-name="T127"><text:s/>Frontend</text:span></text:p>
      <text:list text:style-name="LFO7" text:continue-numbering="true">
        <text:list-item>
          <text:p text:style-name="P128">React + Monaco Editor</text:p>
        </text:list-item>
        <text:list-item>
          <text:p text:style-name="P129">File Explorer</text:p>
        </text:list-item>
        <text:list-item>
          <text:p text:style-name="P130">AI patch apply</text:p>
        </text:list-item>
        <text:list-item>
          <text:p text:style-name="P131">Diff viewer</text:p>
        </text:list-item>
        <text:list-item>
          <text:p text:style-name="P132">Terminal + Preview</text:p>
        </text:list-item>
      </text:list>
      <text:p text:style-name="Normal"><text:span text:style-name="T133">✔</text:span><text:span text:style-name="T134"><text:s/>Backend</text:span></text:p>
      <text:list text:style-name="LFO8" text:continue-numbering="true">
        <text:list-item>
          <text:p text:style-name="P135">Spring Boot / Node.js</text:p>
        </text:list-item>
        <text:list-item>
          <text:p text:style-name="P136">Claude AI integration</text:p>
        </text:list-item>
        <text:list-item>
          <text:p text:style-name="P137">Patch calculation</text:p>
        </text:list-item>
        <text:list-item>
          <text:p text:style-name="P138">Docker sandbox</text:p>
        </text:list-item>
        <text:list-item>
          <text:p text:style-name="P139">Token deduction</text:p>
        </text:list-item>
        <text:list-item>
          <text:p text:style-name="P140">Project storage</text:p>
        </text:list-item>
      </text:list>
      <text:p text:style-name="Normal"><text:span text:style-name="T141">✔</text:span><text:span text:style-name="T142"><text:s/>Infrastructure</text:span></text:p>
      <text:list text:style-name="LFO9" text:continue-numbering="true">
        <text:list-item>
          <text:p text:style-name="P143">PostgreSQL</text:p>
        </text:list-item>
        <text:list-item>
          <text:p text:style-name="P144">S3/MinIO</text:p>
        </text:list-item>
        <text:list-item>
          <text:p text:style-name="P145">Docker Host</text:p>
        </text:list-item>
        <text:list-item>
          <text:p text:style-name="P146">Load Balancer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ishore Udatha</meta:initial-creator>
    <dc:creator>Kishore Udatha</dc:creator>
    <meta:creation-date>2025-11-20T16:41:00Z</meta:creation-date>
    <dc:date>2025-11-20T16:42:00Z</dc:date>
    <meta:template xlink:href="Normal" xlink:type="simple"/>
    <meta:editing-cycles>1</meta:editing-cycles>
    <meta:editing-duration>PT60S</meta:editing-duration>
    <meta:document-statistic meta:page-count="6" meta:paragraph-count="127" meta:word-count="643" meta:character-count="3802" meta:row-count="164" meta:non-whitespace-character-count="3240"/>
  </office:meta>
</office:document-meta>
</file>